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2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3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3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6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66458181818" calcext:value-type="float">
            <text:p>30.93664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21575714286" calcext:value-type="float">
            <text:p>30.652157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83936" calcext:value-type="float">
            <text:p>34.84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57112" calcext:value-type="float">
            <text:p>37.46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8331034483" calcext:value-type="float">
            <text:p>33.2568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08301935484" calcext:value-type="float">
            <text:p>32.2308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7936" calcext:value-type="float">
            <text:p>29.66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4200516129" calcext:value-type="float">
            <text:p>29.454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8552" calcext:value-type="float">
            <text:p>28.2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72505806452" calcext:value-type="float">
            <text:p>28.0972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75106206897" calcext:value-type="float">
            <text:p>28.37751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0196" calcext:value-type="float">
            <text:p>28.42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91424516129" calcext:value-type="float">
            <text:p>27.699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683" calcext:value-type="float">
            <text:p>27.97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8096" calcext:value-type="float">
            <text:p>28.65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1416" calcext:value-type="float">
            <text:p>31.5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1176774194" calcext:value-type="float">
            <text:p>30.684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98748387097" calcext:value-type="float">
            <text:p>29.109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4104" calcext:value-type="float">
            <text:p>29.5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8894193548" calcext:value-type="float">
            <text:p>26.7438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2256" calcext:value-type="float">
            <text:p>26.7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1563870968" calcext:value-type="float">
            <text:p>26.901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85261428571" calcext:value-type="float">
            <text:p>27.178526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24338064516" calcext:value-type="float">
            <text:p>27.412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00611612903" calcext:value-type="float">
            <text:p>28.290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41136551724" calcext:value-type="float">
            <text:p>28.60411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60807741935" calcext:value-type="float">
            <text:p>29.0860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0528" calcext:value-type="float">
            <text:p>29.4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2056774194" calcext:value-type="float">
            <text:p>29.483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79873548387" calcext:value-type="float">
            <text:p>30.427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46568" calcext:value-type="float">
            <text:p>29.99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9898064516" calcext:value-type="float">
            <text:p>29.5749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6104" calcext:value-type="float">
            <text:p>28.93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6949677419" calcext:value-type="float">
            <text:p>30.251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50466666667" calcext:value-type="float">
            <text:p>32.3350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31718709677" calcext:value-type="float">
            <text:p>36.5131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6936" calcext:value-type="float">
            <text:p>30.6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4696" calcext:value-type="float">
            <text:p>31.5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7592516129" calcext:value-type="float">
            <text:p>35.257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0088" calcext:value-type="float">
            <text:p>39.66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3806451613" calcext:value-type="float">
            <text:p>37.286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81981935484" calcext:value-type="float">
            <text:p>36.3181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036" calcext:value-type="float">
            <text:p>40.92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31981935484" calcext:value-type="float">
            <text:p>38.2231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07696" calcext:value-type="float">
            <text:p>29.22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983225806" calcext:value-type="float">
            <text:p>29.1084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3534285714" calcext:value-type="float">
            <text:p>29.44335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53809032258" calcext:value-type="float">
            <text:p>29.1153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85064" calcext:value-type="float">
            <text:p>27.97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9412" calcext:value-type="float">
            <text:p>28.56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37380645161" calcext:value-type="float">
            <text:p>29.293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7938" calcext:value-type="float">
            <text:p>30.23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55778064516" calcext:value-type="float">
            <text:p>32.755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92473548387" calcext:value-type="float">
            <text:p>36.6992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3132" calcext:value-type="float">
            <text:p>34.20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3860645161" calcext:value-type="float">
            <text:p>29.525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4984" calcext:value-type="float">
            <text:p>28.80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0394" calcext:value-type="float">
            <text:p>29.060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1442758621" calcext:value-type="float">
            <text:p>28.75714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22118709677" calcext:value-type="float">
            <text:p>28.8322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8002580645" calcext:value-type="float">
            <text:p>28.709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68456" calcext:value-type="float">
            <text:p>29.06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3760516129" calcext:value-type="float">
            <text:p>29.7437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11384" calcext:value-type="float">
            <text:p>31.51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6504" calcext:value-type="float">
            <text:p>33.06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0696516129" calcext:value-type="float">
            <text:p>32.660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13688" calcext:value-type="float">
            <text:p>29.3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37741935484" calcext:value-type="float">
            <text:p>28.353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08593548387" calcext:value-type="float">
            <text:p>28.26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3582857143" calcext:value-type="float">
            <text:p>28.6113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100516129" calcext:value-type="float">
            <text:p>28.6541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2424" calcext:value-type="float">
            <text:p>29.80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32670967742" calcext:value-type="float">
            <text:p>30.933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98322758621" calcext:value-type="float">
            <text:p>33.49983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5829677419" calcext:value-type="float">
            <text:p>36.2135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3246451613" calcext:value-type="float">
            <text:p>33.4093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308" calcext:value-type="float">
            <text:p>29.7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51729032258" calcext:value-type="float">
            <text:p>28.975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80424" calcext:value-type="float">
            <text:p>28.83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8539354839" calcext:value-type="float">
            <text:p>28.782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88601428571" calcext:value-type="float">
            <text:p>29.088860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50105806452" calcext:value-type="float">
            <text:p>29.2250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06704516129" calcext:value-type="float">
            <text:p>30.780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51104" calcext:value-type="float">
            <text:p>31.79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70384" calcext:value-type="float">
            <text:p>34.26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52016" calcext:value-type="float">
            <text:p>40.80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9329032258" calcext:value-type="float">
            <text:p>40.008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19313548387" calcext:value-type="float">
            <text:p>38.3619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1568" calcext:value-type="float">
            <text:p>30.6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93455483871" calcext:value-type="float">
            <text:p>31.069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09656" calcext:value-type="float">
            <text:p>30.28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2192516129" calcext:value-type="float">
            <text:p>30.152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68725714286" calcext:value-type="float">
            <text:p>30.2768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05032258065" calcext:value-type="float">
            <text:p>30.45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80808571429" calcext:value-type="float">
            <text:p>31.0180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61083076923" calcext:value-type="float">
            <text:p>32.63610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49758571429" calcext:value-type="float">
            <text:p>36.654975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55484444445" calcext:value-type="float">
            <text:p>44.195548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52065714286" calcext:value-type="float">
            <text:p>42.8552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3705454546" calcext:value-type="float">
            <text:p>36.90837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4175" calcext:value-type="float">
            <text:p>33.820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5234" calcext:value-type="float">
            <text:p>32.225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24728888889" calcext:value-type="float">
            <text:p>29.04247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73064285714" calcext:value-type="float">
            <text:p>29.06730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93181538461" calcext:value-type="float">
            <text:p>29.479318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357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80474482759" calcext:value-type="float">
            <text:p>30.51804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84" meta:object-count="0"/>
    <meta:user-defined meta:name="AppVersion">3.0</meta:user-defined>
  </office:meta>
</office:document-meta>
</file>